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25.46pt" svg:height="375.14pt" svg:x="159.7pt" svg:y="25.43pt">
            <draw:object draw:notify-on-update-of-ranges="Sheet1.A2:Sheet1.A22 Sheet1.B1:Sheet1.B1 Sheet1.B2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29.84pt" svg:height="410.51pt" svg:x="1103.36pt" svg:y="1.33pt">
            <draw:object draw:notify-on-update-of-ranges="Sheet1.O1:Sheet1.O1 Sheet1.O2:Sheet1.O19 Sheet1.P1:Sheet1.P1 Sheet1.P2:Sheet1.P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  <table:table-cell table:number-columns-repeated="12"/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12"/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6" calcext:value-type="float">
            <text:p>176</text:p>
          </table:table-cell>
          <table:table-cell table:number-columns-repeated="12"/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12"/>
          <table:table-cell office:value-type="float" office:value="304" calcext:value-type="float">
            <text:p>3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92" calcext:value-type="float">
            <text:p>192</text:p>
          </table:table-cell>
          <table:table-cell table:number-columns-repeated="12"/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table:number-columns-repeated="12"/>
          <table:table-cell office:value-type="float" office:value="374" calcext:value-type="float">
            <text:p>37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04" calcext:value-type="float">
            <text:p>304</text:p>
          </table:table-cell>
          <table:table-cell table:number-columns-repeated="12"/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table:number-columns-repeated="12"/>
          <table:table-cell office:value-type="float" office:value="417" calcext:value-type="float">
            <text:p>41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74" calcext:value-type="float">
            <text:p>374</text:p>
          </table:table-cell>
          <table:table-cell table:number-columns-repeated="12"/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table:number-columns-repeated="12"/>
          <table:table-cell office:value-type="float" office:value="443" calcext:value-type="float">
            <text:p>44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17" calcext:value-type="float">
            <text:p>417</text:p>
          </table:table-cell>
          <table:table-cell table:number-columns-repeated="12"/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1" calcext:value-type="float">
            <text:p>431</text:p>
          </table:table-cell>
          <table:table-cell table:number-columns-repeated="12"/>
          <table:table-cell office:value-type="float" office:value="460" calcext:value-type="float">
            <text:p>46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43" calcext:value-type="float">
            <text:p>443</text:p>
          </table:table-cell>
          <table:table-cell table:number-columns-repeated="12"/>
          <table:table-cell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2" calcext:value-type="float">
            <text:p>452</text:p>
          </table:table-cell>
          <table:table-cell table:number-columns-repeated="12"/>
          <table:table-cell office:value-type="float" office:value="470" calcext:value-type="float">
            <text:p>470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60" calcext:value-type="float">
            <text:p>460</text:p>
          </table:table-cell>
          <table:table-cell table:number-columns-repeated="12"/>
          <table:table-cell office:value-type="float" office:value="475" calcext:value-type="float">
            <text:p>4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5" calcext:value-type="float">
            <text:p>465</text:p>
          </table:table-cell>
          <table:table-cell table:number-columns-repeated="12"/>
          <table:table-cell office:value-type="float" office:value="478" calcext:value-type="float">
            <text:p>478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70" calcext:value-type="float">
            <text:p>470</text:p>
          </table:table-cell>
          <table:table-cell table:number-columns-repeated="12"/>
          <table:table-cell office:value-type="float" office:value="481" calcext:value-type="float">
            <text:p>4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5" calcext:value-type="float">
            <text:p>475</text:p>
          </table:table-cell>
          <table:table-cell table:number-columns-repeated="12"/>
          <table:table-cell office:value-type="float" office:value="484" calcext:value-type="float">
            <text:p>48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78" calcext:value-type="float">
            <text:p>478</text:p>
          </table:table-cell>
          <table:table-cell table:number-columns-repeated="12"/>
          <table:table-cell office:value-type="float" office:value="486" calcext:value-type="float">
            <text:p>4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1" calcext:value-type="float">
            <text:p>481</text:p>
          </table:table-cell>
          <table:table-cell table:number-columns-repeated="14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484" calcext:value-type="float">
            <text:p>48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1:25:43.579834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10:49:23.766556171</meta:creation-date>
    <dc:date>2021-05-14T11:34:49.874778996</dc:date>
    <meta:editing-duration>PT17M54S</meta:editing-duration>
    <meta:editing-cycles>3</meta:editing-cycles>
    <meta:generator>LibreOffice/6.0.7.3$Linux_X86_64 LibreOffice_project/00m0$Build-3</meta:generator>
    <meta:document-statistic meta:table-count="1" meta:cell-count="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 style:data-style-name="N123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66cm" svg:height="13.235cm" xlink:href=".." xlink:type="simple" chart:class="chart:scatter" chart:style-name="ch1">
        <chart:plot-area chart:style-name="ch2" table:cell-range-address="Sheet1.A2:Sheet1.B22 Sheet1.B1:Sheet1.B1" chart:data-source-has-labels="row" svg:x="0.441cm" svg:y="0.264cm" svg:width="21.184cm" svg:height="12.707cm">
          <chartooo:coordinate-region svg:x="1.248cm" svg:y="0.463cm" svg:width="20.19cm" svg:height="11.86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22" chart:label-cell-address="Sheet1.B1:Sheet1.B1" chart:class="chart:scatter">
            <chart:domain table:cell-range-address="Sheet1.A2:Sheet1.A22"/>
            <chart:regression-curve chart:style-name="ch6">
              <chart:equation chart:display-equation="true" chart:display-r-square="false" svg:x="5.898cm" svg:y="6.876cm" chart:style-name="ch7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72">
                <text:p>172</text:p>
                <draw:g>
                  <svg:desc>Sheet1.B2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86">
                <text:p>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748cm" svg:height="14.483cm" xlink:href=".." xlink:type="simple" chart:class="chart:scatter" chart:style-name="ch1">
        <chart:plot-area chart:style-name="ch2" table:cell-range-address="Sheet1.O1:Sheet1.P19" chart:data-source-has-labels="row" svg:x="0.514cm" svg:y="0.289cm" svg:width="24.72cm" svg:height="13.905cm">
          <chartooo:coordinate-region svg:x="0.95cm" svg:y="0.488cm" svg:width="23.818cm" svg:height="13.05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P2:Sheet1.P19" chart:label-cell-address="Sheet1.P1:Sheet1.P1" chart:class="chart:scatter">
            <chart:domain table:cell-range-address="Sheet1.O2:Sheet1.O19"/>
            <chart:regression-curve chart:style-name="ch6">
              <chart:equation chart:display-equation="true" chart:display-r-square="false"/>
            </chart:regression-curve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z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">
                <text:p>192</text:p>
                <draw:g>
                  <svg:desc>Sheet1.O2:Sheet1.O19</svg:desc>
                </draw:g>
              </table:table-cell>
              <table:table-cell office:value-type="float" office:value="1.5">
                <text:p>1.5</text:p>
                <draw:g>
                  <svg:desc>Sheet1.P2:Sheet1.P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7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4">
                <text:p>3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4">
                <text:p>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4">
                <text:p>37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">
                <text:p>41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1">
                <text:p>4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3">
                <text:p>44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">
                <text:p>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0">
                <text:p>46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5">
                <text:p>4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0">
                <text:p>47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5">
                <text:p>4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8">
                <text:p>47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1">
                <text:p>4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4">
                <text:p>48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6">
                <text:p>48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